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pv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00882" calcext:value-type="float">
            <text:p>0.008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283" calcext:value-type="float">
            <text:p>0.02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20:51:20.318048101</meta:creation-date>
    <dc:date>2025-03-22T20:56:27.767482966</dc:date>
    <meta:editing-duration>PT5M8S</meta:editing-duration>
    <meta:editing-cycles>1</meta:editing-cycles>
    <meta:document-statistic meta:table-count="1" meta:cell-count="51" meta:object-count="0"/>
    <meta:generator>LibreOffice/24.2.7.2$Linux_X86_64 LibreOffice_project/420$Build-2</meta:generator>
  </office:meta>
</office:document-meta>
</file>